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1" svg:font-family="'Segoe UI'"/>
    <style:font-face style:font-family-generic="swiss" style:name="Ubuntu" svg:font-family="Ubuntu"/>
    <style:font-face style:font-family-generic="swiss" style:name="arial" svg:font-family="arial"/>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1" svg:font-family="Arial"/>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1" svg:font-family="'Lohit Hindi'"/>
    <style:font-face style:font-family-generic="swiss" style:font-pitch="variable" style:name="Segoe UI" svg:font-family="'Segoe UI'"/>
    <style:font-face style:font-family-generic="swiss" style:font-pitch="variable" style:name="Ubuntu1" svg:font-family="Ubuntu"/>
    <style:font-face style:font-family-generic="swiss" style:font-pitch="variable" style:name="WenQuanYi Micro Hei" svg:font-family="'WenQuanYi Micro Hei'"/>
    <style:font-face style:font-family-generic="system" style:font-pitch="variable" style:name="Arial2"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1"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arial"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List_20_Paragraph">
      <style:text-properties fo:font-size="9pt" style:font-name="arial" style:font-name-complex="Times New Roman2" style:font-size-asian="9pt" style:font-size-complex="9pt"/>
    </style:style>
    <style:style style:family="paragraph" style:name="P4"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5" style:parent-style-name="UrbanBody">
      <style:paragraph-properties fo:border="0.51pt solid #00000a" fo:padding-bottom="0.035cm" fo:padding-left="0.141cm" fo:padding-right="0.141cm" fo:padding-top="0.035cm"/>
      <style:text-properties fo:color="#000000" fo:font-size="10pt" style:font-name="arial" style:font-name-complex="Times New Roman2" style:font-size-asian="10pt" style:font-size-complex="10pt"/>
    </style:style>
    <style:style style:family="paragraph" style:name="P6" style:parent-style-name="Texte_20_courant">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7" style:parent-style-name="Standard">
      <style:paragraph-properties fo:border="0.51pt solid #00000a" fo:padding-bottom="0.035cm" fo:padding-left="0.141cm" fo:padding-right="0.141cm" fo:padding-top="0.035cm"/>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start" style:justify-single-word="false"/>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style:text-properties fo:font-size="12pt" style:font-name="arial" style:font-name-complex="Times New Roman2" style:font-size-asian="12pt" style:font-size-complex="12pt"/>
    </style:style>
    <style:style style:family="paragraph" style:name="P10" style:parent-style-name="Standard">
      <style:paragraph-properties fo:border="0.51pt solid #00000a" fo:padding-bottom="0.035cm" fo:padding-left="0.141cm" fo:padding-right="0.141cm" fo:padding-top="0.035cm"/>
      <style:text-properties fo:font-size="2pt" style:font-name="arial" style:font-name-complex="Times New Roman2" style:font-size-asian="1.75pt" style:font-size-complex="2pt"/>
    </style:style>
    <style:style style:family="paragraph" style:name="P11" style:parent-style-name="UrbanBody_20_">
      <style:paragraph-properties fo:border="0.51pt solid #00000a" fo:padding-bottom="0.035cm" fo:padding-left="0.141cm" fo:padding-right="0.141cm" fo:padding-top="0.035cm"/>
      <style:text-properties fo:font-size="10pt" style:font-name="arial" style:font-name-complex="Times New Roman2" style:font-size-asian="10pt" style:font-size-complex="10pt"/>
    </style:style>
    <style:style style:family="paragraph" style:name="P12"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arial" style:font-name-complex="Times New Roman2" style:font-size-asian="10pt" style:font-size-complex="10pt"/>
    </style:style>
    <style:style style:family="paragraph" style:name="P13" style:parent-style-name="UrbanBody_20_">
      <style:paragraph-properties fo:border="0.51pt solid #00000a" fo:padding-bottom="0.035cm" fo:padding-left="0.141cm" fo:padding-right="0.141cm" fo:padding-top="0.035cm"/>
      <style:text-properties fo:font-size="5pt" style:font-name="arial" style:font-name-complex="Times New Roman2" style:font-size-asian="4.34999990463257pt" style:font-size-complex="5pt"/>
    </style:style>
    <style:style style:family="paragraph" style:name="P14"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arial" style:font-name-complex="Times New Roman2" style:font-size-asian="18pt" style:font-size-complex="18pt" style:font-weight-asian="bold" style:font-weight-complex="bold" style:text-underline-style="none"/>
    </style:style>
    <style:style style:family="paragraph" style:name="P15" style:parent-style-name="Standard">
      <style:paragraph-properties fo:text-align="end" style:justify-single-word="false"/>
      <style:text-properties fo:font-weight="bold" style:font-name="arial" style:font-weight-asian="bold" style:font-weight-complex="bold"/>
    </style:style>
    <style:style style:family="paragraph" style:name="P16" style:parent-style-name="Standard">
      <style:paragraph-properties fo:text-align="center" style:justify-single-word="false"/>
      <style:text-properties style:font-name="arial"/>
    </style:style>
    <style:style style:family="paragraph" style:name="P17" style:parent-style-name="Standard">
      <style:text-properties fo:font-size="2pt" style:font-name="arial" style:font-name-complex="Times New Roman2" style:font-size-asian="1.75pt" style:font-size-complex="2pt"/>
    </style:style>
    <style:style style:family="paragraph" style:name="P18" style:parent-style-name="Standard">
      <style:text-properties fo:font-size="5pt" fo:font-weight="bold" style:font-name="arial" style:font-name-complex="Times New Roman2" style:font-size-asian="4.34999990463257pt" style:font-size-complex="5pt" style:font-weight-asian="bold" style:text-underline-color="font-color" style:text-underline-style="solid" style:text-underline-width="auto"/>
    </style:style>
    <style:style style:family="paragraph" style:name="P19" style:parent-style-name="Standard">
      <style:text-properties fo:font-size="15pt" fo:font-weight="bold" style:font-name="arial" style:font-name-complex="Times New Roman2" style:font-size-asian="13.1000003814697pt" style:font-size-complex="15pt" style:font-weight-asian="bold" style:text-underline-color="font-color" style:text-underline-style="solid" style:text-underline-width="auto"/>
    </style:style>
    <style:style style:family="paragraph" style:name="P20" style:parent-style-name="Standard">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1" style:parent-style-name="Standard">
      <style:text-properties fo:font-size="9pt" style:font-name="arial" style:font-name-complex="Times New Roman2" style:font-size-asian="9pt" style:font-size-complex="9pt"/>
    </style:style>
    <style:style style:family="paragraph" style:name="P22" style:parent-style-name="Standard">
      <style:paragraph-properties fo:text-align="justify" style:justify-single-word="false"/>
      <style:text-properties fo:font-size="9pt" style:font-name="arial" style:font-name-complex="Times New Roman2" style:font-size-asian="9pt" style:font-size-complex="9pt"/>
    </style:style>
    <style:style style:family="paragraph" style:name="P23" style:parent-style-name="Standard">
      <style:paragraph-properties>
        <style:tab-stops>
          <style:tab-stop style:position="4.346cm"/>
        </style:tab-stops>
      </style:paragraph-properties>
      <style:text-properties fo:font-size="9pt" style:font-name="arial" style:font-name-complex="Times New Roman2" style:font-size-asian="9pt" style:font-size-complex="9pt"/>
    </style:style>
    <style:style style:family="paragraph" style:name="P24" style:parent-style-name="Standard">
      <style:paragraph-properties fo:text-align="justify" style:justify-single-word="false"/>
      <style:text-properties fo:font-size="9pt" style:font-name="arial" style:font-size-asian="9pt" style:font-size-complex="9pt"/>
    </style:style>
    <style:style style:family="paragraph" style:name="P25" style:parent-style-name="Standard">
      <style:paragraph-properties>
        <style:tab-stops>
          <style:tab-stop style:position="4.346cm"/>
        </style:tab-stops>
      </style:paragraph-properties>
      <style:text-properties fo:font-size="9pt" style:font-name="arial" style:font-size-asian="9pt" style:font-size-complex="9pt"/>
    </style:style>
    <style:style style:family="paragraph" style:name="P26" style:parent-style-name="Standard">
      <style:paragraph-properties fo:text-align="justify" style:justify-single-word="false"/>
      <style:text-properties fo:font-size="9pt" fo:font-style="normal" fo:font-weight="bold" style:font-name="arial" style:font-size-asian="9pt" style:font-size-complex="9pt" style:font-style-asian="normal" style:font-style-complex="normal" style:font-weight-asian="bold" style:font-weight-complex="bold"/>
    </style:style>
    <style:style style:family="paragraph" style:name="P27" style:parent-style-name="Standard">
      <style:paragraph-properties fo:text-align="justify" style:justify-single-word="false"/>
      <style:text-properties fo:font-size="9pt" fo:font-weight="bold" style:font-name="arial" style:font-name-complex="Times New Roman2" style:font-size-asian="9pt" style:font-size-complex="9pt" style:font-weight-asian="bold" style:font-weight-complex="bold"/>
    </style:style>
    <style:style style:family="paragraph" style:name="P28" style:parent-style-name="Standard">
      <style:paragraph-properties fo:text-align="justify" style:justify-single-word="false"/>
      <style:text-properties fo:font-size="9pt" fo:font-weight="bold" style:font-name="arial" style:font-size-asian="9pt" style:font-size-complex="9pt" style:font-weight-asian="bold" style:font-weight-complex="bold"/>
    </style:style>
    <style:style style:family="paragraph" style:name="P29" style:parent-style-name="Standard">
      <style:paragraph-properties fo:text-align="justify" style:justify-single-word="false"/>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0" style:parent-style-name="Standard">
      <style:paragraph-properties fo:text-align="justify" style:justify-single-word="false"/>
      <style:text-properties fo:color="#ff0000" fo:font-size="9pt" fo:font-weight="bold" style:font-name="arial" style:font-name-complex="Times New Roman2" style:font-size-asian="9pt" style:font-size-complex="9pt" style:font-weight-asian="bold" style:font-weight-complex="bold"/>
    </style:style>
    <style:style style:family="paragraph" style:name="P31"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2"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name="P33"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arial" style:font-name-complex="Times New Roman2" style:font-weight-asian="bold" style:text-position="super 58%"/>
    </style:style>
    <style:style style:family="paragraph" style:name="P34"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arial" style:font-name-complex="Times New Roman2" style:font-size-asian="26pt" style:font-size-complex="26pt" style:font-weight-asian="bold" style:text-position="super 58%"/>
    </style:style>
    <style:style style:family="paragraph" style:name="P35" style:parent-style-name="Standard">
      <style:paragraph-properties fo:line-height="100%" fo:margin-bottom="0cm" fo:margin-top="0cm" fo:text-align="center" loext:contextual-spacing="false" style:justify-single-word="false"/>
      <style:text-properties fo:font-size="2pt" fo:font-weight="bold" style:font-name="arial" style:font-name-complex="Times New Roman2" style:font-size-asian="1.75pt" style:font-size-complex="2pt" style:font-weight-asian="bold"/>
    </style:style>
    <style:style style:family="paragraph" style:name="P36" style:parent-style-name="Standard">
      <style:paragraph-properties fo:margin-left="0cm" fo:margin-right="0cm" fo:text-align="start" fo:text-indent="0cm" style:auto-text-indent="false" style:justify-single-word="false"/>
      <style:text-properties fo:font-size="9pt" fo:font-style="normal" fo:font-weight="normal" style:font-name="arial" style:font-name-complex="Times New Roman2" style:font-size-asian="9pt" style:font-size-complex="9pt" style:font-style-asian="normal" style:font-style-complex="normal" style:font-weight-asian="normal" style:font-weight-complex="normal"/>
    </style:style>
    <style:style style:family="paragraph" style:name="P37" style:parent-style-name="Standard">
      <style:paragraph-properties fo:margin-left="0cm" fo:margin-right="0cm" fo:text-align="justify" fo:text-indent="0cm" style:auto-text-indent="false" style:justify-single-word="false"/>
      <style:text-properties fo:font-size="9pt" style:font-name="arial" style:font-name-complex="Times New Roman2" style:font-size-asian="9pt" style:font-size-complex="9pt"/>
    </style:style>
    <style:style style:family="paragraph" style:name="P38" style:parent-style-name="UrbanBody_20_">
      <style:paragraph-properties fo:text-align="justify" style:justify-single-word="false"/>
      <style:text-properties fo:font-size="8pt" style:font-name="arial" style:font-name-complex="Times New Roman2" style:font-size-asian="8pt" style:font-size-complex="8pt"/>
    </style:style>
    <style:style style:family="paragraph" style:name="P39" style:parent-style-name="UrbanBody_20_">
      <style:paragraph-properties fo:text-align="justify" style:justify-single-word="false"/>
      <style:text-properties fo:font-size="8pt" fo:font-weight="bold" style:font-name="arial" style:font-name-complex="Times New Roman2" style:font-size-asian="8pt" style:font-size-complex="8pt" style:font-weight-asian="bold" style:font-weight-complex="bold"/>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arial"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33"/>
      <text:p text:style-name="P34">ACCUSE DE RÉCEPTION PAR LE COLLÈGE COMMUNAL </text:p>
      <text:p text:style-name="P35"/>
      <text:p text:style-name="P35"/>
      <text:p text:style-name="P7">Nom, prénom <text:s/>du ou des demandeurs :</text:p>
      <text:p text:style-name="P11"><text:text-input text:description="Situation des travaux">self.getApplicantsSignaletic()</text:text-input></text:p>
      <text:p text:style-name="P8">Nom, prénom de l’auteur de projet : </text:p>
      <text:p text:style-name="P12"><text:text-input text:description="Situation des travaux">self.getArchitectsSignaletic()</text:text-input></text:p>
      <text:p text:style-name="P9"><text:span text:style-name="T13">Objet de la demande :</text:span> </text:p>
      <text:p text:style-name="P12"><text:text-input text:description="Objet des travaux">self.licenceSubject</text:text-input></text:p>
      <text:p text:style-name="P7">Adresse et références cadastrales du terrain concerné par le projet :</text:p>
      <text:p text:style-name="P11"><text:text-input text:description="Situation des travaux">self.getWorkLocationSignaletic()</text:text-input></text:p>
      <text:p text:style-name="P5"><text:text-input text:description="Parcelles">licence_view.get_parcels()</text:text-input></text:p>
      <text:p text:style-name="P13"/>
      <text:p text:style-name="P9">Date du récépissé ou de la réception du dossier envoyé : </text:p>
      <text:p text:style-name="P9"><text:text-input text:description="">licence_view.format_date(self.getLastDeposit().getEventDate())</text:text-input></text:p>
      <text:p text:style-name="P9">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9"><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7"/>
      <text:p text:style-name="P9">Référence du dossier : </text:p>
      <text:p text:style-name="P14"><text:text-input text:description="">licence_helper.reference</text:text-input></text:p>
      <text:p text:style-name="P10"/>
      <text:p text:style-name="P18"/>
      <text:p text:style-name="P19"/>
      <text:p text:style-name="P20">Le dossier est complet.</text:p>
      <text:p text:style-name="P20"/>
      <text:p text:style-name="P22">L’avis des <text:s/>services ou commissions qui suivent <text:s/>est sollicité et devra être transmis dans les 30 jours de l’envoi de la demande d’avis (excepté l’avis du service incendie qui est transmis dans les 45 jours):</text:p>
      <text:p text:style-name="P3"/>
      <table:table table:name="Tableau2" table:style-name="Tableau2">
        <table:table-column table:style-name="Tableau2.A"/>
        <table:table-column table:style-name="Tableau2.B"/>
        <table:table-row>
          <table:table-cell office:value-type="string" table:style-name="Tableau2.A1">
            <text:p text:style-name="P21">OBLIGATOIRES :</text:p>
            <text:p text:style-name="P21">(Art. R.IV.35-1 du CoDT)</text:p>
          </table:table-cell>
          <table:table-cell office:value-type="string" table:style-name="Tableau2.B1">
            <text:list text:style-name="WWNum1" xml:id="list1988418102">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3617724968950">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3618666443223">
              <text:list-header>
                <text:p text:style-name="P46"><text:text-input text:description="Bien-Parcelles">self.solicitOpinionsToOptional</text:text-input></text:p>
              </text:list-header>
            </text:list>
          </table:table-cell>
        </table:table-row>
      </table:table>
      <text:p text:style-name="P36"/>
      <text:p text:style-name="P37"/>
      <text:p text:style-name="P26"><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22"><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22"><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22"/>
      <text:p text:style-name="P27"><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22"/>
      <text:p text:style-name="P29"><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29"><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31"><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32"><text:soft-page-break/></text:p>
      <text:list text:style-name="L1" xml:id="list245578748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22"/>
      <text:list text:continue-numbering="true" text:style-name="L1" xml:id="list143618494760584">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22"/>
      <text:p text:style-name="P24"><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24"><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24"><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30"><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22"/>
      <text:p text:style-name="P38"><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9"><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8"><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7"/>
      <text:p text:style-name="P28"><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4"><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2"/>
      <text:p text:style-name="P22">Ce délai <text:s/>peut être prorogé de trente jours maximum par le collège communal. <text:s text:c="2"/></text:p>
      <text:p text:style-name="P21"/>
      <text:list text:style-name="L2" xml:id="list2337850769">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25"/>
      <text:p text:style-name="P2"><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25"><text:soft-page-break/></text:p>
      <text:p text:style-name="P21">(1) Biffer les mentions inutiles</text:p>
      <text:p text:style-name="P23">(2) Biffer les mentions inutiles, compléter, et si la demande est accompagnée d’une étude d’incidences, le préciser</text:p>
      <text:p text:style-name="P4">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1" svg:font-family="'Segoe UI'"/>
    <style:font-face style:font-family-generic="swiss" style:name="Ubuntu" svg:font-family="Ubuntu"/>
    <style:font-face style:font-family-generic="swiss" style:name="arial" svg:font-family="arial"/>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1" svg:font-family="Arial"/>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1" svg:font-family="'Lohit Hindi'"/>
    <style:font-face style:font-family-generic="swiss" style:font-pitch="variable" style:name="Segoe UI" svg:font-family="'Segoe UI'"/>
    <style:font-face style:font-family-generic="swiss" style:font-pitch="variable" style:name="Ubuntu1" svg:font-family="Ubuntu"/>
    <style:font-face style:font-family-generic="swiss" style:font-pitch="variable" style:name="WenQuanYi Micro Hei" svg:font-family="'WenQuanYi Micro Hei'"/>
    <style:font-face style:font-family-generic="system" style:font-pitch="variable" style:name="Arial2"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1"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arial"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List_20_Paragraph">
      <style:text-properties fo:font-size="9pt" style:font-name="arial" style:font-name-complex="Times New Roman2" style:font-size-asian="9pt" style:font-size-complex="9pt"/>
    </style:style>
    <style:style style:family="paragraph" style:name="P4"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5" style:parent-style-name="UrbanBody">
      <style:paragraph-properties fo:border="0.51pt solid #00000a" fo:padding-bottom="0.035cm" fo:padding-left="0.141cm" fo:padding-right="0.141cm" fo:padding-top="0.035cm"/>
      <style:text-properties fo:color="#000000" fo:font-size="10pt" style:font-name="arial" style:font-name-complex="Times New Roman2" style:font-size-asian="10pt" style:font-size-complex="10pt"/>
    </style:style>
    <style:style style:family="paragraph" style:name="P6" style:parent-style-name="Texte_20_courant">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7" style:parent-style-name="Standard">
      <style:paragraph-properties fo:border="0.51pt solid #00000a" fo:padding-bottom="0.035cm" fo:padding-left="0.141cm" fo:padding-right="0.141cm" fo:padding-top="0.035cm"/>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start" style:justify-single-word="false"/>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style:text-properties fo:font-size="12pt" style:font-name="arial" style:font-name-complex="Times New Roman2" style:font-size-asian="12pt" style:font-size-complex="12pt"/>
    </style:style>
    <style:style style:family="paragraph" style:name="P10" style:parent-style-name="Standard">
      <style:paragraph-properties fo:border="0.51pt solid #00000a" fo:padding-bottom="0.035cm" fo:padding-left="0.141cm" fo:padding-right="0.141cm" fo:padding-top="0.035cm"/>
      <style:text-properties fo:font-size="2pt" style:font-name="arial" style:font-name-complex="Times New Roman2" style:font-size-asian="1.75pt" style:font-size-complex="2pt"/>
    </style:style>
    <style:style style:family="paragraph" style:name="P11" style:parent-style-name="UrbanBody_20_">
      <style:paragraph-properties fo:border="0.51pt solid #00000a" fo:padding-bottom="0.035cm" fo:padding-left="0.141cm" fo:padding-right="0.141cm" fo:padding-top="0.035cm"/>
      <style:text-properties fo:font-size="10pt" style:font-name="arial" style:font-name-complex="Times New Roman2" style:font-size-asian="10pt" style:font-size-complex="10pt"/>
    </style:style>
    <style:style style:family="paragraph" style:name="P12"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arial" style:font-name-complex="Times New Roman2" style:font-size-asian="10pt" style:font-size-complex="10pt"/>
    </style:style>
    <style:style style:family="paragraph" style:name="P13" style:parent-style-name="UrbanBody_20_">
      <style:paragraph-properties fo:border="0.51pt solid #00000a" fo:padding-bottom="0.035cm" fo:padding-left="0.141cm" fo:padding-right="0.141cm" fo:padding-top="0.035cm"/>
      <style:text-properties fo:font-size="5pt" style:font-name="arial" style:font-name-complex="Times New Roman2" style:font-size-asian="4.34999990463257pt" style:font-size-complex="5pt"/>
    </style:style>
    <style:style style:family="paragraph" style:name="P14"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arial" style:font-name-complex="Times New Roman2" style:font-size-asian="18pt" style:font-size-complex="18pt" style:font-weight-asian="bold" style:font-weight-complex="bold" style:text-underline-style="none"/>
    </style:style>
    <style:style style:family="paragraph" style:name="P15" style:parent-style-name="Standard">
      <style:paragraph-properties fo:text-align="end" style:justify-single-word="false"/>
      <style:text-properties fo:font-weight="bold" style:font-name="arial" style:font-weight-asian="bold" style:font-weight-complex="bold"/>
    </style:style>
    <style:style style:family="paragraph" style:name="P16" style:parent-style-name="Standard">
      <style:paragraph-properties fo:text-align="center" style:justify-single-word="false"/>
      <style:text-properties style:font-name="arial"/>
    </style:style>
    <style:style style:family="paragraph" style:name="P17" style:parent-style-name="Standard">
      <style:text-properties fo:font-size="2pt" style:font-name="arial" style:font-name-complex="Times New Roman2" style:font-size-asian="1.75pt" style:font-size-complex="2pt"/>
    </style:style>
    <style:style style:family="paragraph" style:name="P18" style:parent-style-name="Standard">
      <style:text-properties fo:font-size="5pt" fo:font-weight="bold" style:font-name="arial" style:font-name-complex="Times New Roman2" style:font-size-asian="4.34999990463257pt" style:font-size-complex="5pt" style:font-weight-asian="bold" style:text-underline-color="font-color" style:text-underline-style="solid" style:text-underline-width="auto"/>
    </style:style>
    <style:style style:family="paragraph" style:name="P19" style:parent-style-name="Standard">
      <style:text-properties fo:font-size="15pt" fo:font-weight="bold" style:font-name="arial" style:font-name-complex="Times New Roman2" style:font-size-asian="13.1000003814697pt" style:font-size-complex="15pt" style:font-weight-asian="bold" style:text-underline-color="font-color" style:text-underline-style="solid" style:text-underline-width="auto"/>
    </style:style>
    <style:style style:family="paragraph" style:name="P20" style:parent-style-name="Standard">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1" style:parent-style-name="Standard">
      <style:text-properties fo:font-size="9pt" style:font-name="arial" style:font-name-complex="Times New Roman2" style:font-size-asian="9pt" style:font-size-complex="9pt"/>
    </style:style>
    <style:style style:family="paragraph" style:name="P22" style:parent-style-name="Standard">
      <style:paragraph-properties fo:text-align="justify" style:justify-single-word="false"/>
      <style:text-properties fo:font-size="9pt" style:font-name="arial" style:font-name-complex="Times New Roman2" style:font-size-asian="9pt" style:font-size-complex="9pt"/>
    </style:style>
    <style:style style:family="paragraph" style:name="P23" style:parent-style-name="Standard">
      <style:paragraph-properties>
        <style:tab-stops>
          <style:tab-stop style:position="4.346cm"/>
        </style:tab-stops>
      </style:paragraph-properties>
      <style:text-properties fo:font-size="9pt" style:font-name="arial" style:font-name-complex="Times New Roman2" style:font-size-asian="9pt" style:font-size-complex="9pt"/>
    </style:style>
    <style:style style:family="paragraph" style:name="P24" style:parent-style-name="Standard">
      <style:paragraph-properties fo:text-align="justify" style:justify-single-word="false"/>
      <style:text-properties fo:font-size="9pt" style:font-name="arial" style:font-size-asian="9pt" style:font-size-complex="9pt"/>
    </style:style>
    <style:style style:family="paragraph" style:name="P25" style:parent-style-name="Standard">
      <style:paragraph-properties>
        <style:tab-stops>
          <style:tab-stop style:position="4.346cm"/>
        </style:tab-stops>
      </style:paragraph-properties>
      <style:text-properties fo:font-size="9pt" style:font-name="arial" style:font-size-asian="9pt" style:font-size-complex="9pt"/>
    </style:style>
    <style:style style:family="paragraph" style:name="P26" style:parent-style-name="Standard">
      <style:paragraph-properties fo:text-align="justify" style:justify-single-word="false"/>
      <style:text-properties fo:font-size="9pt" fo:font-style="normal" fo:font-weight="bold" style:font-name="arial" style:font-size-asian="9pt" style:font-size-complex="9pt" style:font-style-asian="normal" style:font-style-complex="normal" style:font-weight-asian="bold" style:font-weight-complex="bold"/>
    </style:style>
    <style:style style:family="paragraph" style:name="P27" style:parent-style-name="Standard">
      <style:paragraph-properties fo:text-align="justify" style:justify-single-word="false"/>
      <style:text-properties fo:font-size="9pt" fo:font-weight="bold" style:font-name="arial" style:font-name-complex="Times New Roman2" style:font-size-asian="9pt" style:font-size-complex="9pt" style:font-weight-asian="bold" style:font-weight-complex="bold"/>
    </style:style>
    <style:style style:family="paragraph" style:name="P28" style:parent-style-name="Standard">
      <style:paragraph-properties fo:text-align="justify" style:justify-single-word="false"/>
      <style:text-properties fo:font-size="9pt" fo:font-weight="bold" style:font-name="arial" style:font-size-asian="9pt" style:font-size-complex="9pt" style:font-weight-asian="bold" style:font-weight-complex="bold"/>
    </style:style>
    <style:style style:family="paragraph" style:name="P29" style:parent-style-name="Standard">
      <style:paragraph-properties fo:text-align="justify" style:justify-single-word="false"/>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0" style:parent-style-name="Standard">
      <style:paragraph-properties fo:text-align="justify" style:justify-single-word="false"/>
      <style:text-properties fo:color="#ff0000" fo:font-size="9pt" fo:font-weight="bold" style:font-name="arial" style:font-name-complex="Times New Roman2" style:font-size-asian="9pt" style:font-size-complex="9pt" style:font-weight-asian="bold" style:font-weight-complex="bold"/>
    </style:style>
    <style:style style:family="paragraph" style:name="P31"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2"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name="P33"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arial" style:font-name-complex="Times New Roman2" style:font-weight-asian="bold" style:text-position="super 58%"/>
    </style:style>
    <style:style style:family="paragraph" style:name="P34"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arial" style:font-name-complex="Times New Roman2" style:font-size-asian="26pt" style:font-size-complex="26pt" style:font-weight-asian="bold" style:text-position="super 58%"/>
    </style:style>
    <style:style style:family="paragraph" style:name="P35" style:parent-style-name="Standard">
      <style:paragraph-properties fo:line-height="100%" fo:margin-bottom="0cm" fo:margin-top="0cm" fo:text-align="center" loext:contextual-spacing="false" style:justify-single-word="false"/>
      <style:text-properties fo:font-size="2pt" fo:font-weight="bold" style:font-name="arial" style:font-name-complex="Times New Roman2" style:font-size-asian="1.75pt" style:font-size-complex="2pt" style:font-weight-asian="bold"/>
    </style:style>
    <style:style style:family="paragraph" style:name="P36" style:parent-style-name="Standard">
      <style:paragraph-properties fo:margin-left="0cm" fo:margin-right="0cm" fo:text-align="start" fo:text-indent="0cm" style:auto-text-indent="false" style:justify-single-word="false"/>
      <style:text-properties fo:font-size="9pt" fo:font-style="normal" fo:font-weight="normal" style:font-name="arial" style:font-name-complex="Times New Roman2" style:font-size-asian="9pt" style:font-size-complex="9pt" style:font-style-asian="normal" style:font-style-complex="normal" style:font-weight-asian="normal" style:font-weight-complex="normal"/>
    </style:style>
    <style:style style:family="paragraph" style:name="P37" style:parent-style-name="Standard">
      <style:paragraph-properties fo:margin-left="0cm" fo:margin-right="0cm" fo:text-align="justify" fo:text-indent="0cm" style:auto-text-indent="false" style:justify-single-word="false"/>
      <style:text-properties fo:font-size="9pt" style:font-name="arial" style:font-name-complex="Times New Roman2" style:font-size-asian="9pt" style:font-size-complex="9pt"/>
    </style:style>
    <style:style style:family="paragraph" style:name="P38" style:parent-style-name="UrbanBody_20_">
      <style:paragraph-properties fo:text-align="justify" style:justify-single-word="false"/>
      <style:text-properties fo:font-size="8pt" style:font-name="arial" style:font-name-complex="Times New Roman2" style:font-size-asian="8pt" style:font-size-complex="8pt"/>
    </style:style>
    <style:style style:family="paragraph" style:name="P39" style:parent-style-name="UrbanBody_20_">
      <style:paragraph-properties fo:text-align="justify" style:justify-single-word="false"/>
      <style:text-properties fo:font-size="8pt" fo:font-weight="bold" style:font-name="arial" style:font-name-complex="Times New Roman2" style:font-size-asian="8pt" style:font-size-complex="8pt" style:font-weight-asian="bold" style:font-weight-complex="bold"/>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arial"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33"/>
      <text:p text:style-name="P34">ACCUSE DE RÉCEPTION PAR LE COLLÈGE COMMUNAL </text:p>
      <text:p text:style-name="P35"/>
      <text:p text:style-name="P35"/>
      <text:p text:style-name="P7">Nom, prénom <text:s/>du ou des demandeurs :</text:p>
      <text:p text:style-name="P11"><text:text-input text:description="Situation des travaux">self.getApplicantsSignaletic()</text:text-input></text:p>
      <text:p text:style-name="P8">Nom, prénom de l’auteur de projet : </text:p>
      <text:p text:style-name="P12"><text:text-input text:description="Situation des travaux">self.getArchitectsSignaletic()</text:text-input></text:p>
      <text:p text:style-name="P9"><text:span text:style-name="T13">Objet de la demande :</text:span> </text:p>
      <text:p text:style-name="P12"><text:text-input text:description="Objet des travaux">self.licenceSubject</text:text-input></text:p>
      <text:p text:style-name="P7">Adresse et références cadastrales du terrain concerné par le projet :</text:p>
      <text:p text:style-name="P11"><text:text-input text:description="Situation des travaux">self.getWorkLocationSignaletic()</text:text-input></text:p>
      <text:p text:style-name="P5"><text:text-input text:description="Parcelles">licence_view.get_parcels()</text:text-input></text:p>
      <text:p text:style-name="P13"/>
      <text:p text:style-name="P9">Date du récépissé ou de la réception du dossier envoyé : </text:p>
      <text:p text:style-name="P9"><text:text-input text:description="">licence_view.format_date(self.getLastDeposit().getEventDate())</text:text-input></text:p>
      <text:p text:style-name="P9">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9"><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7"/>
      <text:p text:style-name="P9">Référence du dossier : </text:p>
      <text:p text:style-name="P14"><text:text-input text:description="">licence_helper.reference</text:text-input></text:p>
      <text:p text:style-name="P10"/>
      <text:p text:style-name="P18"/>
      <text:p text:style-name="P19"/>
      <text:p text:style-name="P20">Le dossier est complet.</text:p>
      <text:p text:style-name="P20"/>
      <text:p text:style-name="P22">L’avis des <text:s/>services ou commissions qui suivent <text:s/>est sollicité et devra être transmis dans les 30 jours de l’envoi de la demande d’avis (excepté l’avis du service incendie qui est transmis dans les 45 jours):</text:p>
      <text:p text:style-name="P3"/>
      <table:table table:name="Tableau2" table:style-name="Tableau2">
        <table:table-column table:style-name="Tableau2.A"/>
        <table:table-column table:style-name="Tableau2.B"/>
        <table:table-row>
          <table:table-cell office:value-type="string" table:style-name="Tableau2.A1">
            <text:p text:style-name="P21">OBLIGATOIRES :</text:p>
            <text:p text:style-name="P21">(Art. R.IV.35-1 du CoDT)</text:p>
          </table:table-cell>
          <table:table-cell office:value-type="string" table:style-name="Tableau2.B1">
            <text:list text:style-name="WWNum1" xml:id="list1988418102">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3617724968950">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3618666443223">
              <text:list-header>
                <text:p text:style-name="P46"><text:text-input text:description="Bien-Parcelles">self.solicitOpinionsToOptional</text:text-input></text:p>
              </text:list-header>
            </text:list>
          </table:table-cell>
        </table:table-row>
      </table:table>
      <text:p text:style-name="P36"/>
      <text:p text:style-name="P37"/>
      <text:p text:style-name="P26"><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22"><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22"><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22"/>
      <text:p text:style-name="P27"><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22"/>
      <text:p text:style-name="P29"><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29"><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31"><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32"><text:soft-page-break/></text:p>
      <text:list text:style-name="L1" xml:id="list245578748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22"/>
      <text:list text:continue-numbering="true" text:style-name="L1" xml:id="list143618494760584">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22"/>
      <text:p text:style-name="P24"><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24"><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24"><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30"><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22"/>
      <text:p text:style-name="P38"><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9"><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8"><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7"/>
      <text:p text:style-name="P28"><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4"><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2"/>
      <text:p text:style-name="P22">Ce délai <text:s/>peut être prorogé de trente jours maximum par le collège communal. <text:s text:c="2"/></text:p>
      <text:p text:style-name="P21"/>
      <text:list text:style-name="L2" xml:id="list2337850769">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25"/>
      <text:p text:style-name="P2"><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25"><text:soft-page-break/></text:p>
      <text:p text:style-name="P21">(1) Biffer les mentions inutiles</text:p>
      <text:p text:style-name="P23">(2) Biffer les mentions inutiles, compléter, et si la demande est accompagnée d’une étude d’incidences, le préciser</text:p>
      <text:p text:style-name="P4">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1" svg:font-family="'Segoe UI'"/>
    <style:font-face style:font-family-generic="swiss" style:name="Ubuntu" svg:font-family="Ubuntu"/>
    <style:font-face style:font-family-generic="swiss" style:name="arial" svg:font-family="arial"/>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1" svg:font-family="Arial"/>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1" svg:font-family="'Lohit Hindi'"/>
    <style:font-face style:font-family-generic="swiss" style:font-pitch="variable" style:name="Segoe UI" svg:font-family="'Segoe UI'"/>
    <style:font-face style:font-family-generic="swiss" style:font-pitch="variable" style:name="Ubuntu1" svg:font-family="Ubuntu"/>
    <style:font-face style:font-family-generic="swiss" style:font-pitch="variable" style:name="WenQuanYi Micro Hei" svg:font-family="'WenQuanYi Micro Hei'"/>
    <style:font-face style:font-family-generic="system" style:font-pitch="variable" style:name="Arial2"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1"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arial"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List_20_Paragraph">
      <style:text-properties fo:font-size="9pt" style:font-name="arial" style:font-name-complex="Times New Roman2" style:font-size-asian="9pt" style:font-size-complex="9pt"/>
    </style:style>
    <style:style style:family="paragraph" style:name="P4"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5" style:parent-style-name="UrbanBody">
      <style:paragraph-properties fo:border="0.51pt solid #00000a" fo:padding-bottom="0.035cm" fo:padding-left="0.141cm" fo:padding-right="0.141cm" fo:padding-top="0.035cm"/>
      <style:text-properties fo:color="#000000" fo:font-size="10pt" style:font-name="arial" style:font-name-complex="Times New Roman2" style:font-size-asian="10pt" style:font-size-complex="10pt"/>
    </style:style>
    <style:style style:family="paragraph" style:name="P6" style:parent-style-name="Texte_20_courant">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7" style:parent-style-name="Standard">
      <style:paragraph-properties fo:border="0.51pt solid #00000a" fo:padding-bottom="0.035cm" fo:padding-left="0.141cm" fo:padding-right="0.141cm" fo:padding-top="0.035cm"/>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start" style:justify-single-word="false"/>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style:text-properties fo:font-size="12pt" style:font-name="arial" style:font-name-complex="Times New Roman2" style:font-size-asian="12pt" style:font-size-complex="12pt"/>
    </style:style>
    <style:style style:family="paragraph" style:name="P10" style:parent-style-name="Standard">
      <style:paragraph-properties fo:border="0.51pt solid #00000a" fo:padding-bottom="0.035cm" fo:padding-left="0.141cm" fo:padding-right="0.141cm" fo:padding-top="0.035cm"/>
      <style:text-properties fo:font-size="2pt" style:font-name="arial" style:font-name-complex="Times New Roman2" style:font-size-asian="1.75pt" style:font-size-complex="2pt"/>
    </style:style>
    <style:style style:family="paragraph" style:name="P11" style:parent-style-name="UrbanBody_20_">
      <style:paragraph-properties fo:border="0.51pt solid #00000a" fo:padding-bottom="0.035cm" fo:padding-left="0.141cm" fo:padding-right="0.141cm" fo:padding-top="0.035cm"/>
      <style:text-properties fo:font-size="10pt" style:font-name="arial" style:font-name-complex="Times New Roman2" style:font-size-asian="10pt" style:font-size-complex="10pt"/>
    </style:style>
    <style:style style:family="paragraph" style:name="P12"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arial" style:font-name-complex="Times New Roman2" style:font-size-asian="10pt" style:font-size-complex="10pt"/>
    </style:style>
    <style:style style:family="paragraph" style:name="P13" style:parent-style-name="UrbanBody_20_">
      <style:paragraph-properties fo:border="0.51pt solid #00000a" fo:padding-bottom="0.035cm" fo:padding-left="0.141cm" fo:padding-right="0.141cm" fo:padding-top="0.035cm"/>
      <style:text-properties fo:font-size="5pt" style:font-name="arial" style:font-name-complex="Times New Roman2" style:font-size-asian="4.34999990463257pt" style:font-size-complex="5pt"/>
    </style:style>
    <style:style style:family="paragraph" style:name="P14"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arial" style:font-name-complex="Times New Roman2" style:font-size-asian="18pt" style:font-size-complex="18pt" style:font-weight-asian="bold" style:font-weight-complex="bold" style:text-underline-style="none"/>
    </style:style>
    <style:style style:family="paragraph" style:name="P15" style:parent-style-name="Standard">
      <style:paragraph-properties fo:text-align="end" style:justify-single-word="false"/>
      <style:text-properties fo:font-weight="bold" style:font-name="arial" style:font-weight-asian="bold" style:font-weight-complex="bold"/>
    </style:style>
    <style:style style:family="paragraph" style:name="P16" style:parent-style-name="Standard">
      <style:paragraph-properties fo:text-align="center" style:justify-single-word="false"/>
      <style:text-properties style:font-name="arial"/>
    </style:style>
    <style:style style:family="paragraph" style:name="P17" style:parent-style-name="Standard">
      <style:text-properties fo:font-size="2pt" style:font-name="arial" style:font-name-complex="Times New Roman2" style:font-size-asian="1.75pt" style:font-size-complex="2pt"/>
    </style:style>
    <style:style style:family="paragraph" style:name="P18" style:parent-style-name="Standard">
      <style:text-properties fo:font-size="5pt" fo:font-weight="bold" style:font-name="arial" style:font-name-complex="Times New Roman2" style:font-size-asian="4.34999990463257pt" style:font-size-complex="5pt" style:font-weight-asian="bold" style:text-underline-color="font-color" style:text-underline-style="solid" style:text-underline-width="auto"/>
    </style:style>
    <style:style style:family="paragraph" style:name="P19" style:parent-style-name="Standard">
      <style:text-properties fo:font-size="15pt" fo:font-weight="bold" style:font-name="arial" style:font-name-complex="Times New Roman2" style:font-size-asian="13.1000003814697pt" style:font-size-complex="15pt" style:font-weight-asian="bold" style:text-underline-color="font-color" style:text-underline-style="solid" style:text-underline-width="auto"/>
    </style:style>
    <style:style style:family="paragraph" style:name="P20" style:parent-style-name="Standard">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1" style:parent-style-name="Standard">
      <style:text-properties fo:font-size="9pt" style:font-name="arial" style:font-name-complex="Times New Roman2" style:font-size-asian="9pt" style:font-size-complex="9pt"/>
    </style:style>
    <style:style style:family="paragraph" style:name="P22" style:parent-style-name="Standard">
      <style:paragraph-properties fo:text-align="justify" style:justify-single-word="false"/>
      <style:text-properties fo:font-size="9pt" style:font-name="arial" style:font-name-complex="Times New Roman2" style:font-size-asian="9pt" style:font-size-complex="9pt"/>
    </style:style>
    <style:style style:family="paragraph" style:name="P23" style:parent-style-name="Standard">
      <style:paragraph-properties>
        <style:tab-stops>
          <style:tab-stop style:position="4.346cm"/>
        </style:tab-stops>
      </style:paragraph-properties>
      <style:text-properties fo:font-size="9pt" style:font-name="arial" style:font-name-complex="Times New Roman2" style:font-size-asian="9pt" style:font-size-complex="9pt"/>
    </style:style>
    <style:style style:family="paragraph" style:name="P24" style:parent-style-name="Standard">
      <style:paragraph-properties fo:text-align="justify" style:justify-single-word="false"/>
      <style:text-properties fo:font-size="9pt" style:font-name="arial" style:font-size-asian="9pt" style:font-size-complex="9pt"/>
    </style:style>
    <style:style style:family="paragraph" style:name="P25" style:parent-style-name="Standard">
      <style:paragraph-properties>
        <style:tab-stops>
          <style:tab-stop style:position="4.346cm"/>
        </style:tab-stops>
      </style:paragraph-properties>
      <style:text-properties fo:font-size="9pt" style:font-name="arial" style:font-size-asian="9pt" style:font-size-complex="9pt"/>
    </style:style>
    <style:style style:family="paragraph" style:name="P26" style:parent-style-name="Standard">
      <style:paragraph-properties fo:text-align="justify" style:justify-single-word="false"/>
      <style:text-properties fo:font-size="9pt" fo:font-style="normal" fo:font-weight="bold" style:font-name="arial" style:font-size-asian="9pt" style:font-size-complex="9pt" style:font-style-asian="normal" style:font-style-complex="normal" style:font-weight-asian="bold" style:font-weight-complex="bold"/>
    </style:style>
    <style:style style:family="paragraph" style:name="P27" style:parent-style-name="Standard">
      <style:paragraph-properties fo:text-align="justify" style:justify-single-word="false"/>
      <style:text-properties fo:font-size="9pt" fo:font-weight="bold" style:font-name="arial" style:font-name-complex="Times New Roman2" style:font-size-asian="9pt" style:font-size-complex="9pt" style:font-weight-asian="bold" style:font-weight-complex="bold"/>
    </style:style>
    <style:style style:family="paragraph" style:name="P28" style:parent-style-name="Standard">
      <style:paragraph-properties fo:text-align="justify" style:justify-single-word="false"/>
      <style:text-properties fo:font-size="9pt" fo:font-weight="bold" style:font-name="arial" style:font-size-asian="9pt" style:font-size-complex="9pt" style:font-weight-asian="bold" style:font-weight-complex="bold"/>
    </style:style>
    <style:style style:family="paragraph" style:name="P29" style:parent-style-name="Standard">
      <style:paragraph-properties fo:text-align="justify" style:justify-single-word="false"/>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0" style:parent-style-name="Standard">
      <style:paragraph-properties fo:text-align="justify" style:justify-single-word="false"/>
      <style:text-properties fo:color="#ff0000" fo:font-size="9pt" fo:font-weight="bold" style:font-name="arial" style:font-name-complex="Times New Roman2" style:font-size-asian="9pt" style:font-size-complex="9pt" style:font-weight-asian="bold" style:font-weight-complex="bold"/>
    </style:style>
    <style:style style:family="paragraph" style:name="P31"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2"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name="P33"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arial" style:font-name-complex="Times New Roman2" style:font-weight-asian="bold" style:text-position="super 58%"/>
    </style:style>
    <style:style style:family="paragraph" style:name="P34"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arial" style:font-name-complex="Times New Roman2" style:font-size-asian="26pt" style:font-size-complex="26pt" style:font-weight-asian="bold" style:text-position="super 58%"/>
    </style:style>
    <style:style style:family="paragraph" style:name="P35" style:parent-style-name="Standard">
      <style:paragraph-properties fo:line-height="100%" fo:margin-bottom="0cm" fo:margin-top="0cm" fo:text-align="center" loext:contextual-spacing="false" style:justify-single-word="false"/>
      <style:text-properties fo:font-size="2pt" fo:font-weight="bold" style:font-name="arial" style:font-name-complex="Times New Roman2" style:font-size-asian="1.75pt" style:font-size-complex="2pt" style:font-weight-asian="bold"/>
    </style:style>
    <style:style style:family="paragraph" style:name="P36" style:parent-style-name="Standard">
      <style:paragraph-properties fo:margin-left="0cm" fo:margin-right="0cm" fo:text-align="start" fo:text-indent="0cm" style:auto-text-indent="false" style:justify-single-word="false"/>
      <style:text-properties fo:font-size="9pt" fo:font-style="normal" fo:font-weight="normal" style:font-name="arial" style:font-name-complex="Times New Roman2" style:font-size-asian="9pt" style:font-size-complex="9pt" style:font-style-asian="normal" style:font-style-complex="normal" style:font-weight-asian="normal" style:font-weight-complex="normal"/>
    </style:style>
    <style:style style:family="paragraph" style:name="P37" style:parent-style-name="Standard">
      <style:paragraph-properties fo:margin-left="0cm" fo:margin-right="0cm" fo:text-align="justify" fo:text-indent="0cm" style:auto-text-indent="false" style:justify-single-word="false"/>
      <style:text-properties fo:font-size="9pt" style:font-name="arial" style:font-name-complex="Times New Roman2" style:font-size-asian="9pt" style:font-size-complex="9pt"/>
    </style:style>
    <style:style style:family="paragraph" style:name="P38" style:parent-style-name="UrbanBody_20_">
      <style:paragraph-properties fo:text-align="justify" style:justify-single-word="false"/>
      <style:text-properties fo:font-size="8pt" style:font-name="arial" style:font-name-complex="Times New Roman2" style:font-size-asian="8pt" style:font-size-complex="8pt"/>
    </style:style>
    <style:style style:family="paragraph" style:name="P39" style:parent-style-name="UrbanBody_20_">
      <style:paragraph-properties fo:text-align="justify" style:justify-single-word="false"/>
      <style:text-properties fo:font-size="8pt" fo:font-weight="bold" style:font-name="arial" style:font-name-complex="Times New Roman2" style:font-size-asian="8pt" style:font-size-complex="8pt" style:font-weight-asian="bold" style:font-weight-complex="bold"/>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arial"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33"/>
      <text:p text:style-name="P34">ACCUSE DE RÉCEPTION PAR LE COLLÈGE COMMUNAL </text:p>
      <text:p text:style-name="P35"/>
      <text:p text:style-name="P35"/>
      <text:p text:style-name="P7">Nom, prénom <text:s/>du ou des demandeurs :</text:p>
      <text:p text:style-name="P11"><text:text-input text:description="Situation des travaux">self.getApplicantsSignaletic()</text:text-input></text:p>
      <text:p text:style-name="P8">Nom, prénom de l’auteur de projet : </text:p>
      <text:p text:style-name="P12"><text:text-input text:description="Situation des travaux">self.getArchitectsSignaletic()</text:text-input></text:p>
      <text:p text:style-name="P9"><text:span text:style-name="T13">Objet de la demande :</text:span> </text:p>
      <text:p text:style-name="P12"><text:text-input text:description="Objet des travaux">self.licenceSubject</text:text-input></text:p>
      <text:p text:style-name="P7">Adresse et références cadastrales du terrain concerné par le projet :</text:p>
      <text:p text:style-name="P11"><text:text-input text:description="Situation des travaux">self.getWorkLocationSignaletic()</text:text-input></text:p>
      <text:p text:style-name="P5"><text:text-input text:description="Parcelles">licence_view.get_parcels()</text:text-input></text:p>
      <text:p text:style-name="P13"/>
      <text:p text:style-name="P9">Date du récépissé ou de la réception du dossier envoyé : </text:p>
      <text:p text:style-name="P9"><text:text-input text:description="">licence_view.format_date(self.getLastDeposit().getEventDate())</text:text-input></text:p>
      <text:p text:style-name="P9">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9"><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7"/>
      <text:p text:style-name="P9">Référence du dossier : </text:p>
      <text:p text:style-name="P14"><text:text-input text:description="">licence_helper.reference</text:text-input></text:p>
      <text:p text:style-name="P10"/>
      <text:p text:style-name="P18"/>
      <text:p text:style-name="P19"/>
      <text:p text:style-name="P20">Le dossier est complet.</text:p>
      <text:p text:style-name="P20"/>
      <text:p text:style-name="P22">L’avis des <text:s/>services ou commissions qui suivent <text:s/>est sollicité et devra être transmis dans les 30 jours de l’envoi de la demande d’avis (excepté l’avis du service incendie qui est transmis dans les 45 jours):</text:p>
      <text:p text:style-name="P3"/>
      <table:table table:name="Tableau2" table:style-name="Tableau2">
        <table:table-column table:style-name="Tableau2.A"/>
        <table:table-column table:style-name="Tableau2.B"/>
        <table:table-row>
          <table:table-cell office:value-type="string" table:style-name="Tableau2.A1">
            <text:p text:style-name="P21">OBLIGATOIRES :</text:p>
            <text:p text:style-name="P21">(Art. R.IV.35-1 du CoDT)</text:p>
          </table:table-cell>
          <table:table-cell office:value-type="string" table:style-name="Tableau2.B1">
            <text:list text:style-name="WWNum1" xml:id="list1988418102">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3617724968950">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3618666443223">
              <text:list-header>
                <text:p text:style-name="P46"><text:text-input text:description="Bien-Parcelles">self.solicitOpinionsToOptional</text:text-input></text:p>
              </text:list-header>
            </text:list>
          </table:table-cell>
        </table:table-row>
      </table:table>
      <text:p text:style-name="P36"/>
      <text:p text:style-name="P37"/>
      <text:p text:style-name="P26"><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22"><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22"><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22"/>
      <text:p text:style-name="P27"><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22"/>
      <text:p text:style-name="P29"><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29"><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31"><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32"><text:soft-page-break/></text:p>
      <text:list text:style-name="L1" xml:id="list245578748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22"/>
      <text:list text:continue-numbering="true" text:style-name="L1" xml:id="list143618494760584">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22"/>
      <text:p text:style-name="P24"><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24"><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24"><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30"><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22"/>
      <text:p text:style-name="P38"><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9"><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8"><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7"/>
      <text:p text:style-name="P28"><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4"><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2"/>
      <text:p text:style-name="P22">Ce délai <text:s/>peut être prorogé de trente jours maximum par le collège communal. <text:s text:c="2"/></text:p>
      <text:p text:style-name="P21"/>
      <text:list text:style-name="L2" xml:id="list2337850769">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25"/>
      <text:p text:style-name="P2"><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25"><text:soft-page-break/></text:p>
      <text:p text:style-name="P21">(1) Biffer les mentions inutiles</text:p>
      <text:p text:style-name="P23">(2) Biffer les mentions inutiles, compléter, et si la demande est accompagnée d’une étude d’incidences, le préciser</text:p>
      <text:p text:style-name="P4">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adornments="Normal" style:font-charset="x-symbol" style:font-pitch="variable" style:name="Wingdings" svg:font-family="Wingdings"/>
    <style:font-face style:font-adornments="Normal" style:font-charset="x-symbol" style:font-family-generic="roman" style:font-pitch="variable" style:name="Symbol" svg:font-family="Symbol"/>
    <style:font-face style:name="Lohit Hindi2" svg:font-family="'Lohit Hindi'"/>
    <style:font-face style:name="OpenSymbol" svg:font-family="OpenSymbol"/>
    <style:font-face style:name="StarSymbol" svg:font-family="StarSymbol"/>
    <style:font-face style:font-family-generic="swiss" style:name="DIN-Regular" svg:font-family="DIN-Regular"/>
    <style:font-face style:font-family-generic="swiss" style:name="Segoe UI1" svg:font-family="'Segoe UI'"/>
    <style:font-face style:font-family-generic="swiss" style:name="Ubuntu" svg:font-family="Ubuntu"/>
    <style:font-face style:font-family-generic="swiss" style:name="arial" svg:font-family="arial"/>
    <style:font-face style:font-adornments="Normal" style:font-family-generic="modern" style:font-pitch="fixed" style:name="Courier New" svg:font-family="'Courier New'"/>
    <style:font-face style:font-family-generic="modern" style:font-pitch="fixed" style:name="Liberation Mono" svg:font-family="'Liberation Mono'"/>
    <style:font-face style:font-family-generic="modern" style:font-pitch="fixed" style:name="Nimbus Mono L" svg:font-family="'Nimbus Mono L'"/>
    <style:font-face style:font-family-generic="roman" style:font-pitch="variable" style:name="Arial" svg:font-family="Arial"/>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roman" style:font-pitch="variable" style:name="Times-Roman" svg:font-family="Times-Roman"/>
    <style:font-face style:font-family-generic="script" style:font-pitch="variable" style:name="Comic Sans MS" svg:font-family="'Comic Sans MS'"/>
    <style:font-face style:font-family-generic="swiss" style:font-pitch="variable" style:name="Arial1" svg:font-family="Arial"/>
    <style:font-face style:font-adornments="Gras" style:font-family-generic="swiss" style:font-pitch="variable" style:name="Calibri1" svg:font-family="Calibri"/>
    <style:font-face style:font-adornments="Normal" style:font-family-generic="swiss" style:font-pitch="variable" style:name="Calibri" svg:font-family="Calibri"/>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Lohit Hindi1" svg:font-family="'Lohit Hindi'"/>
    <style:font-face style:font-family-generic="swiss" style:font-pitch="variable" style:name="Segoe UI" svg:font-family="'Segoe UI'"/>
    <style:font-face style:font-family-generic="swiss" style:font-pitch="variable" style:name="Ubuntu1" svg:font-family="Ubuntu"/>
    <style:font-face style:font-family-generic="swiss" style:font-pitch="variable" style:name="WenQuanYi Micro Hei" svg:font-family="'WenQuanYi Micro Hei'"/>
    <style:font-face style:font-family-generic="system" style:font-pitch="variable" style:name="Arial2" svg:font-family="Arial"/>
    <style:font-face style:font-family-generic="system" style:font-pitch="variable" style:name="Courier New1" svg:font-family="'Courier New'"/>
    <style:font-face style:font-family-generic="system" style:font-pitch="variable" style:name="DejaVu Sans" svg:font-family="'DejaVu Sans'"/>
    <style:font-face style:font-family-generic="system" style:font-pitch="variable" style:name="Lohit Hindi" svg:font-family="'Lohit Hindi'"/>
    <style:font-face style:font-family-generic="system" style:font-pitch="variable" style:name="Times New Roman2" svg:font-family="'Times New Roman'"/>
    <style:font-face style:font-family-generic="system" style:font-pitch="variable" style:name="Times-Roman1" svg:font-family="Times-Roman"/>
    <style:font-face style:font-family-generic="system" style:font-pitch="variable" style:name="WenQuanYi Micro Hei1" svg:font-family="'WenQuanYi Micro Hei'"/>
  </office:font-face-decls>
  <office:automatic-styles>
    <style:style style:family="table" style:name="Tableau2">
      <style:table-properties fo:margin-left="0cm" style:width="19.002cm" table:align="left"/>
    </style:style>
    <style:style style:family="table-column" style:name="Tableau2.A">
      <style:table-column-properties style:column-width="3.983cm"/>
    </style:style>
    <style:style style:family="table-column" style:name="Tableau2.B">
      <style:table-column-properties style:column-width="15.02cm"/>
    </style:style>
    <style:style style:family="table-cell" style:name="Tableau2.A1">
      <style:table-cell-properties fo:border-bottom="0.05pt solid #000000" fo:border-left="0.05pt solid #000000" fo:border-right="none" fo:border-top="0.05pt solid #000000" fo:padding="0.097cm"/>
    </style:style>
    <style:style style:family="table-cell" style:name="Tableau2.B1">
      <style:table-cell-properties fo:border="0.05pt solid #000000" fo:padding="0.097cm"/>
    </style:style>
    <style:style style:family="table-cell" style:name="Tableau2.A2">
      <style:table-cell-properties fo:border-bottom="0.05pt solid #000000" fo:border-left="0.05pt solid #000000" fo:border-right="none" fo:border-top="none" fo:padding="0.097cm"/>
    </style:style>
    <style:style style:family="table-cell" style:name="Tableau2.B2">
      <style:table-cell-properties fo:border-bottom="0.05pt solid #000000" fo:border-left="0.05pt solid #000000" fo:border-right="0.05pt solid #000000" fo:border-top="none" fo:padding="0.097cm"/>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style="normal" fo:font-weight="normal" style:font-name="Times New Roman1" style:font-name-complex="Times New Roman2" style:font-size-asian="12pt" style:font-size-complex="12pt" style:font-style-asian="normal" style:font-style-complex="normal" style:font-weight-asian="normal" style:font-weight-complex="normal" style:text-underline-color="font-color" style:text-underline-style="solid" style:text-underline-width="auto"/>
    </style:style>
    <style:style style:family="paragraph" style:name="P2" style:parent-style-name="Frame_20_contents">
      <style:paragraph-properties fo:line-height="150%" fo:margin-left="0cm" fo:margin-right="-0.153cm" fo:text-align="start" fo:text-indent="0cm" style:auto-text-indent="false" style:justify-single-word="false">
        <style:tab-stops>
          <style:tab-stop style:position="4.346cm"/>
        </style:tab-stops>
      </style:paragraph-properties>
      <style:text-properties fo:font-size="12pt" fo:font-weight="normal" style:font-name="arial" style:font-name-complex="Times New Roman2" style:font-size-asian="12pt" style:font-size-complex="12pt" style:font-weight-asian="normal" style:font-weight-complex="normal" style:text-underline-color="font-color" style:text-underline-style="solid" style:text-underline-width="auto"/>
    </style:style>
    <style:style style:family="paragraph" style:name="P3" style:parent-style-name="List_20_Paragraph">
      <style:text-properties fo:font-size="9pt" style:font-name="arial" style:font-name-complex="Times New Roman2" style:font-size-asian="9pt" style:font-size-complex="9pt"/>
    </style:style>
    <style:style style:family="paragraph" style:name="P4" style:parent-style-name="Article_20_centré_20_codt_20__28_projet_20_de_20_deéret_29_">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5" style:parent-style-name="UrbanBody">
      <style:paragraph-properties fo:border="0.51pt solid #00000a" fo:padding-bottom="0.035cm" fo:padding-left="0.141cm" fo:padding-right="0.141cm" fo:padding-top="0.035cm"/>
      <style:text-properties fo:color="#000000" fo:font-size="10pt" style:font-name="arial" style:font-name-complex="Times New Roman2" style:font-size-asian="10pt" style:font-size-complex="10pt"/>
    </style:style>
    <style:style style:family="paragraph" style:name="P6" style:parent-style-name="Texte_20_courant">
      <style:paragraph-properties fo:border="0.51pt solid #00000a" fo:padding-bottom="0.035cm" fo:padding-left="0.141cm" fo:padding-right="0.141cm" fo:padding-top="0.035cm" fo:text-align="justify" style:justify-single-word="false"/>
      <style:text-properties fo:font-size="9pt" style:font-name="arial" style:font-size-asian="9pt" style:font-size-complex="9pt"/>
    </style:style>
    <style:style style:family="paragraph" style:name="P7" style:parent-style-name="Standard">
      <style:paragraph-properties fo:border="0.51pt solid #00000a" fo:padding-bottom="0.035cm" fo:padding-left="0.141cm" fo:padding-right="0.141cm" fo:padding-top="0.035cm"/>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8" style:parent-style-name="Standard">
      <style:paragraph-properties fo:border="0.51pt solid #00000a" fo:padding-bottom="0.035cm" fo:padding-left="0.141cm" fo:padding-right="0.141cm" fo:padding-top="0.035cm" fo:text-align="start" style:justify-single-word="false"/>
      <style:text-properties fo:font-size="12pt" fo:font-weight="bold" style:font-name="arial" style:font-name-complex="Times New Roman2" style:font-size-asian="12pt" style:font-size-complex="12pt" style:font-weight-asian="bold" style:font-weight-complex="bold" style:text-underline-color="font-color" style:text-underline-style="solid" style:text-underline-width="auto"/>
    </style:style>
    <style:style style:family="paragraph" style:name="P9" style:parent-style-name="Standard">
      <style:paragraph-properties fo:border="0.51pt solid #00000a" fo:padding-bottom="0.035cm" fo:padding-left="0.141cm" fo:padding-right="0.141cm" fo:padding-top="0.035cm"/>
      <style:text-properties fo:font-size="12pt" style:font-name="arial" style:font-name-complex="Times New Roman2" style:font-size-asian="12pt" style:font-size-complex="12pt"/>
    </style:style>
    <style:style style:family="paragraph" style:name="P10" style:parent-style-name="Standard">
      <style:paragraph-properties fo:border="0.51pt solid #00000a" fo:padding-bottom="0.035cm" fo:padding-left="0.141cm" fo:padding-right="0.141cm" fo:padding-top="0.035cm"/>
      <style:text-properties fo:font-size="2pt" style:font-name="arial" style:font-name-complex="Times New Roman2" style:font-size-asian="1.75pt" style:font-size-complex="2pt"/>
    </style:style>
    <style:style style:family="paragraph" style:name="P11" style:parent-style-name="UrbanBody_20_">
      <style:paragraph-properties fo:border="0.51pt solid #00000a" fo:padding-bottom="0.035cm" fo:padding-left="0.141cm" fo:padding-right="0.141cm" fo:padding-top="0.035cm"/>
      <style:text-properties fo:font-size="10pt" style:font-name="arial" style:font-name-complex="Times New Roman2" style:font-size-asian="10pt" style:font-size-complex="10pt"/>
    </style:style>
    <style:style style:family="paragraph" style:name="P12" style:parent-style-name="UrbanBody_20_">
      <style:paragraph-properties fo:border="0.51pt solid #00000a" fo:padding-bottom="0.035cm" fo:padding-left="0.141cm" fo:padding-right="0.141cm" fo:padding-top="0.035cm">
        <style:tab-stops>
          <style:tab-stop style:leader-style="dotted" style:leader-text="." style:position="14.002cm"/>
        </style:tab-stops>
      </style:paragraph-properties>
      <style:text-properties fo:font-size="10pt" style:font-name="arial" style:font-name-complex="Times New Roman2" style:font-size-asian="10pt" style:font-size-complex="10pt"/>
    </style:style>
    <style:style style:family="paragraph" style:name="P13" style:parent-style-name="UrbanBody_20_">
      <style:paragraph-properties fo:border="0.51pt solid #00000a" fo:padding-bottom="0.035cm" fo:padding-left="0.141cm" fo:padding-right="0.141cm" fo:padding-top="0.035cm"/>
      <style:text-properties fo:font-size="5pt" style:font-name="arial" style:font-name-complex="Times New Roman2" style:font-size-asian="4.34999990463257pt" style:font-size-complex="5pt"/>
    </style:style>
    <style:style style:family="paragraph" style:name="P14" style:parent-style-name="UrbanTitle">
      <style:paragraph-properties fo:border="0.51pt solid #00000a" fo:margin-bottom="0cm" fo:margin-top="0.212cm" fo:padding-bottom="0.035cm" fo:padding-left="0.141cm" fo:padding-right="0.141cm" fo:padding-top="0.035cm" fo:text-align="center" loext:contextual-spacing="false" style:justify-single-word="false"/>
      <style:text-properties fo:font-size="18pt" fo:font-weight="bold" style:font-name="arial" style:font-name-complex="Times New Roman2" style:font-size-asian="18pt" style:font-size-complex="18pt" style:font-weight-asian="bold" style:font-weight-complex="bold" style:text-underline-style="none"/>
    </style:style>
    <style:style style:family="paragraph" style:name="P15" style:parent-style-name="Standard">
      <style:paragraph-properties fo:text-align="end" style:justify-single-word="false"/>
      <style:text-properties fo:font-weight="bold" style:font-name="arial" style:font-weight-asian="bold" style:font-weight-complex="bold"/>
    </style:style>
    <style:style style:family="paragraph" style:name="P16" style:parent-style-name="Standard">
      <style:paragraph-properties fo:text-align="center" style:justify-single-word="false"/>
      <style:text-properties style:font-name="arial"/>
    </style:style>
    <style:style style:family="paragraph" style:name="P17" style:parent-style-name="Standard">
      <style:text-properties fo:font-size="2pt" style:font-name="arial" style:font-name-complex="Times New Roman2" style:font-size-asian="1.75pt" style:font-size-complex="2pt"/>
    </style:style>
    <style:style style:family="paragraph" style:name="P18" style:parent-style-name="Standard">
      <style:text-properties fo:font-size="5pt" fo:font-weight="bold" style:font-name="arial" style:font-name-complex="Times New Roman2" style:font-size-asian="4.34999990463257pt" style:font-size-complex="5pt" style:font-weight-asian="bold" style:text-underline-color="font-color" style:text-underline-style="solid" style:text-underline-width="auto"/>
    </style:style>
    <style:style style:family="paragraph" style:name="P19" style:parent-style-name="Standard">
      <style:text-properties fo:font-size="15pt" fo:font-weight="bold" style:font-name="arial" style:font-name-complex="Times New Roman2" style:font-size-asian="13.1000003814697pt" style:font-size-complex="15pt" style:font-weight-asian="bold" style:text-underline-color="font-color" style:text-underline-style="solid" style:text-underline-width="auto"/>
    </style:style>
    <style:style style:family="paragraph" style:name="P20" style:parent-style-name="Standard">
      <style:text-properties fo:font-size="18pt" fo:font-weight="bold" style:font-name="arial" style:font-name-complex="Times New Roman2" style:font-size-asian="18pt" style:font-size-complex="18pt" style:font-weight-asian="bold" style:text-underline-color="font-color" style:text-underline-style="solid" style:text-underline-width="auto"/>
    </style:style>
    <style:style style:family="paragraph" style:name="P21" style:parent-style-name="Standard">
      <style:text-properties fo:font-size="9pt" style:font-name="arial" style:font-name-complex="Times New Roman2" style:font-size-asian="9pt" style:font-size-complex="9pt"/>
    </style:style>
    <style:style style:family="paragraph" style:name="P22" style:parent-style-name="Standard">
      <style:paragraph-properties fo:text-align="justify" style:justify-single-word="false"/>
      <style:text-properties fo:font-size="9pt" style:font-name="arial" style:font-name-complex="Times New Roman2" style:font-size-asian="9pt" style:font-size-complex="9pt"/>
    </style:style>
    <style:style style:family="paragraph" style:name="P23" style:parent-style-name="Standard">
      <style:paragraph-properties>
        <style:tab-stops>
          <style:tab-stop style:position="4.346cm"/>
        </style:tab-stops>
      </style:paragraph-properties>
      <style:text-properties fo:font-size="9pt" style:font-name="arial" style:font-name-complex="Times New Roman2" style:font-size-asian="9pt" style:font-size-complex="9pt"/>
    </style:style>
    <style:style style:family="paragraph" style:name="P24" style:parent-style-name="Standard">
      <style:paragraph-properties fo:text-align="justify" style:justify-single-word="false"/>
      <style:text-properties fo:font-size="9pt" style:font-name="arial" style:font-size-asian="9pt" style:font-size-complex="9pt"/>
    </style:style>
    <style:style style:family="paragraph" style:name="P25" style:parent-style-name="Standard">
      <style:paragraph-properties>
        <style:tab-stops>
          <style:tab-stop style:position="4.346cm"/>
        </style:tab-stops>
      </style:paragraph-properties>
      <style:text-properties fo:font-size="9pt" style:font-name="arial" style:font-size-asian="9pt" style:font-size-complex="9pt"/>
    </style:style>
    <style:style style:family="paragraph" style:name="P26" style:parent-style-name="Standard">
      <style:paragraph-properties fo:text-align="justify" style:justify-single-word="false"/>
      <style:text-properties fo:font-size="9pt" fo:font-style="normal" fo:font-weight="bold" style:font-name="arial" style:font-size-asian="9pt" style:font-size-complex="9pt" style:font-style-asian="normal" style:font-style-complex="normal" style:font-weight-asian="bold" style:font-weight-complex="bold"/>
    </style:style>
    <style:style style:family="paragraph" style:name="P27" style:parent-style-name="Standard">
      <style:paragraph-properties fo:text-align="justify" style:justify-single-word="false"/>
      <style:text-properties fo:font-size="9pt" fo:font-weight="bold" style:font-name="arial" style:font-name-complex="Times New Roman2" style:font-size-asian="9pt" style:font-size-complex="9pt" style:font-weight-asian="bold" style:font-weight-complex="bold"/>
    </style:style>
    <style:style style:family="paragraph" style:name="P28" style:parent-style-name="Standard">
      <style:paragraph-properties fo:text-align="justify" style:justify-single-word="false"/>
      <style:text-properties fo:font-size="9pt" fo:font-weight="bold" style:font-name="arial" style:font-size-asian="9pt" style:font-size-complex="9pt" style:font-weight-asian="bold" style:font-weight-complex="bold"/>
    </style:style>
    <style:style style:family="paragraph" style:name="P29" style:parent-style-name="Standard">
      <style:paragraph-properties fo:text-align="justify" style:justify-single-word="false"/>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0" style:parent-style-name="Standard">
      <style:paragraph-properties fo:text-align="justify" style:justify-single-word="false"/>
      <style:text-properties fo:color="#ff0000" fo:font-size="9pt" fo:font-weight="bold" style:font-name="arial" style:font-name-complex="Times New Roman2" style:font-size-asian="9pt" style:font-size-complex="9pt" style:font-weight-asian="bold" style:font-weight-complex="bold"/>
    </style:style>
    <style:style style:family="paragraph" style:name="P31" style:parent-style-name="Standard">
      <style:paragraph-properties fo:margin-left="-0.026cm" fo:margin-right="0cm" fo:text-align="justify" fo:text-indent="0cm" style:auto-text-indent="false" style:justify-single-word="false">
        <style:tab-stops/>
      </style:paragraph-properties>
      <style:text-properties fo:country="none" fo:font-size="9pt" fo:font-style="normal" fo:font-weight="bold" fo:language="zxx" style:country-asian="none" style:font-name="arial" style:font-name-complex="Arial1" style:font-size-asian="9pt" style:font-size-complex="9pt" style:font-style-asian="normal" style:font-style-complex="normal" style:font-weight-asian="bold" style:font-weight-complex="bold" style:language-asian="zxx"/>
    </style:style>
    <style:style style:family="paragraph" style:name="P32"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name="P33"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weight="bold" style:font-name="arial" style:font-name-complex="Times New Roman2" style:font-weight-asian="bold" style:text-position="super 58%"/>
    </style:style>
    <style:style style:family="paragraph" style:name="P34" style:parent-style-name="Standard">
      <loext:graphic-properties draw:fill="solid" draw:fill-color="#cccccc" draw:opacity="100%"/>
      <style:paragraph-properties fo:background-color="#cccccc" fo:border="0.51pt solid #00000a" fo:line-height="100%" fo:margin-bottom="0cm" fo:margin-top="0cm" fo:padding-bottom="0.071cm" fo:padding-left="0.141cm" fo:padding-right="0.141cm" fo:padding-top="0.035cm" fo:text-align="center" loext:contextual-spacing="false" style:justify-single-word="false"/>
      <style:text-properties fo:font-size="26pt" fo:font-weight="bold" style:font-name="arial" style:font-name-complex="Times New Roman2" style:font-size-asian="26pt" style:font-size-complex="26pt" style:font-weight-asian="bold" style:text-position="super 58%"/>
    </style:style>
    <style:style style:family="paragraph" style:name="P35" style:parent-style-name="Standard">
      <style:paragraph-properties fo:line-height="100%" fo:margin-bottom="0cm" fo:margin-top="0cm" fo:text-align="center" loext:contextual-spacing="false" style:justify-single-word="false"/>
      <style:text-properties fo:font-size="2pt" fo:font-weight="bold" style:font-name="arial" style:font-name-complex="Times New Roman2" style:font-size-asian="1.75pt" style:font-size-complex="2pt" style:font-weight-asian="bold"/>
    </style:style>
    <style:style style:family="paragraph" style:name="P36" style:parent-style-name="Standard">
      <style:paragraph-properties fo:margin-left="0cm" fo:margin-right="0cm" fo:text-align="start" fo:text-indent="0cm" style:auto-text-indent="false" style:justify-single-word="false"/>
      <style:text-properties fo:font-size="9pt" fo:font-style="normal" fo:font-weight="normal" style:font-name="arial" style:font-name-complex="Times New Roman2" style:font-size-asian="9pt" style:font-size-complex="9pt" style:font-style-asian="normal" style:font-style-complex="normal" style:font-weight-asian="normal" style:font-weight-complex="normal"/>
    </style:style>
    <style:style style:family="paragraph" style:name="P37" style:parent-style-name="Standard">
      <style:paragraph-properties fo:margin-left="0cm" fo:margin-right="0cm" fo:text-align="justify" fo:text-indent="0cm" style:auto-text-indent="false" style:justify-single-word="false"/>
      <style:text-properties fo:font-size="9pt" style:font-name="arial" style:font-name-complex="Times New Roman2" style:font-size-asian="9pt" style:font-size-complex="9pt"/>
    </style:style>
    <style:style style:family="paragraph" style:name="P38" style:parent-style-name="UrbanBody_20_">
      <style:paragraph-properties fo:text-align="justify" style:justify-single-word="false"/>
      <style:text-properties fo:font-size="8pt" style:font-name="arial" style:font-name-complex="Times New Roman2" style:font-size-asian="8pt" style:font-size-complex="8pt"/>
    </style:style>
    <style:style style:family="paragraph" style:name="P39" style:parent-style-name="UrbanBody_20_">
      <style:paragraph-properties fo:text-align="justify" style:justify-single-word="false"/>
      <style:text-properties fo:font-size="8pt" fo:font-weight="bold" style:font-name="arial" style:font-name-complex="Times New Roman2" style:font-size-asian="8pt" style:font-size-complex="8pt" style:font-weight-asian="bold" style:font-weight-complex="bold"/>
    </style:style>
    <style:style style:family="paragraph" style:list-style-name="WWNum1" style:name="P40" style:parent-style-name="Standard">
      <style:paragraph-properties fo:margin-left="0.042cm" fo:margin-right="0.007cm" fo:text-align="start" fo:text-indent="-0.644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1" style:name="P41" style:parent-style-name="Standard">
      <style:paragraph-properties fo:margin-left="-0.026cm" fo:margin-right="0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2"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name-complex="Times New Roman2" style:font-size-asian="9pt" style:font-size-complex="9pt"/>
    </style:style>
    <style:style style:family="paragraph" style:list-style-name="L2" style:name="P43"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font-size="9pt" style:font-name="arial" style:font-size-asian="9pt" style:font-size-complex="9pt"/>
    </style:style>
    <style:style style:family="paragraph" style:list-style-name="L2" style:name="P44" style:parent-style-name="Standard">
      <style:paragraph-properties fo:border="0.51pt solid #00000a" fo:margin-left="-0.099cm" fo:margin-right="0.007cm" fo:padding-bottom="0.035cm" fo:padding-left="0.141cm" fo:padding-right="0.141cm" fo:padding-top="0.035cm" fo:text-align="justify" fo:text-indent="0cm" style:auto-text-indent="false" style:justify-single-word="false">
        <style:tab-stops/>
      </style:paragraph-properties>
      <style:text-properties fo:background-color="transparent" fo:color="#ff0000" fo:font-size="9pt" fo:font-weight="bold" style:font-name="arial" style:font-size-asian="9pt" style:font-size-complex="9pt" style:font-weight-asian="bold" style:font-weight-complex="bold"/>
    </style:style>
    <style:style style:family="paragraph" style:list-style-name="WWNum1" style:name="P45" style:parent-style-name="UrbanBody_20_">
      <style:paragraph-properties fo:margin-left="0.042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list-style-name="WWNum1" style:name="P46" style:parent-style-name="UrbanBody_20_">
      <style:paragraph-properties fo:margin-left="0.06cm" fo:margin-right="0.007cm" fo:text-align="start" fo:text-indent="-0.644cm" style:auto-text-indent="false" style:justify-single-word="false">
        <style:tab-stops/>
      </style:paragraph-properties>
      <style:text-properties fo:font-size="9pt" fo:font-weight="normal" style:font-name="arial" style:font-name-complex="Times New Roman2" style:font-size-asian="9pt" style:font-size-complex="9pt" style:font-weight-asian="normal" style:font-weight-complex="normal" style:text-underline-style="none"/>
    </style:style>
    <style:style style:family="paragraph" style:name="P4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48">
      <style:paragraph-properties fo:text-align="justify"/>
    </style:style>
    <style:style style:family="text" style:name="T1">
      <style:text-properties fo:font-style="normal" style:font-style-asian="normal" style:font-style-complex="normal"/>
    </style:style>
    <style:style style:family="text" style:name="T2">
      <style:text-properties fo:font-style="normal" officeooo:rsid="0004c74f"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bold" style:font-style-asian="normal" style:font-style-complex="normal" style:font-weight-asian="bold" style:font-weight-complex="bold"/>
    </style:style>
    <style:style style:family="text" style:name="T5">
      <style:text-properties fo:font-size="9pt" fo:font-weight="bold" style:font-size-asian="9pt" style:font-size-complex="9pt" style:font-weight-asian="bold" style:font-weight-complex="bold" style:text-position="super 58%" style:text-underline-color="font-color" style:text-underline-style="solid" style:text-underline-width="auto"/>
    </style:style>
    <style:style style:family="text" style:name="T6">
      <style:text-properties fo:font-size="9pt" fo:font-style="normal" fo:font-weight="normal" style:font-size-asian="9pt" style:font-size-complex="9pt" style:font-style-asian="normal" style:font-style-complex="normal" style:font-weight-asian="normal" style:font-weight-complex="normal" style:text-position="super 58%"/>
    </style:style>
    <style:style style:family="text" style:name="T7">
      <style:text-properties fo:font-size="9pt" style:font-size-asian="9pt" style:font-size-complex="9pt" style:text-position="super 58%"/>
    </style:style>
    <style:style style:family="text" style:name="T8">
      <style:text-properties style:font-name-complex="Times New Roman2"/>
    </style:style>
    <style:style style:family="text" style:name="T9">
      <style:text-properties fo:font-weight="bold" style:font-name-complex="Times New Roman2" style:font-weight-asian="bold"/>
    </style:style>
    <style:style style:family="text" style:name="T10">
      <style:text-properties fo:font-weight="bold" style:font-name-complex="Times New Roman2" style:font-weight-asian="bold" style:font-weight-complex="bold"/>
    </style:style>
    <style:style style:family="text" style:name="T11">
      <style:text-properties fo:font-weight="bold" style:font-weight-asian="bold" style:font-weight-complex="bold"/>
    </style:style>
    <style:style style:family="text" style:name="T12">
      <style:text-properties style:text-position="58% 100%"/>
    </style:style>
    <style:style style:family="text" style:name="T13">
      <style:text-properties fo:font-weight="bold" style:font-weight-asian="bold" style:font-weight-complex="bold" style:text-underline-color="font-color" style:text-underline-style="solid" style:text-underline-width="auto"/>
    </style:style>
    <style:style style:family="text" style:name="T14">
      <style:text-properties fo:font-weight="normal" style:font-weight-asian="normal" style:font-weight-complex="normal"/>
    </style:style>
    <style:style style:family="text" style:name="T15">
      <style:text-properties fo:font-weight="normal" style:font-name-complex="Times New Roman2" style:font-weight-asian="normal" style:font-weight-complex="normal"/>
    </style:style>
    <style:style style:family="text" style:name="T16">
      <style:text-properties style:text-line-through-style="solid" style:text-line-through-type="double"/>
    </style:style>
    <style:style style:family="text" style:name="T17">
      <style:text-properties style:font-name-complex="Times New Roman2" style:text-line-through-style="solid" style:text-line-through-type="double"/>
    </style:style>
    <style:style style:family="text" style:name="T18">
      <style:text-properties fo:font-weight="normal" style:font-name-complex="Times New Roman2" style:font-weight-asian="normal" style:font-weight-complex="normal" style:text-line-through-style="solid" style:text-line-through-type="double"/>
    </style:style>
    <style:style style:family="text" style:name="T19">
      <style:text-properties fo:font-style="normal" fo:font-weight="normal" style:font-style-asian="normal" style:font-style-complex="normal" style:font-weight-asian="normal" style:font-weight-complex="normal" style:text-line-through-style="solid" style:text-line-through-type="double"/>
    </style:style>
    <style:style style:family="text" style:name="T20">
      <style:text-properties fo:font-weight="bold" style:font-name-complex="Times New Roman2" style:font-weight-asian="bold" style:font-weight-complex="bold" style:text-line-through-style="solid" style:text-line-through-type="double"/>
    </style:style>
    <style:style style:family="text" style:name="T21">
      <style:text-properties style:text-line-through-style="none" style:text-line-through-type="none"/>
    </style:style>
    <style:style style:family="text" style:name="T22">
      <style:text-properties style:font-name-complex="Times New Roman2" style:text-line-through-style="none" style:text-line-through-type="none"/>
    </style:style>
    <style:style style:family="text" style:name="T23">
      <style:text-properties fo:font-weight="normal" style:font-name-complex="Times New Roman2" style:font-weight-asian="normal" style:font-weight-complex="normal" style:text-line-through-style="none" style:text-line-through-type="none"/>
    </style:style>
    <style:style style:family="text" style:name="T24">
      <style:text-properties fo:font-weight="bold" style:font-name-complex="Times New Roman2" style:font-weight-asian="bold" style:font-weight-complex="bold" style:text-line-through-style="none" style:text-line-through-type="none"/>
    </style:style>
    <style:style style:family="text" style:name="T25">
      <style:text-properties fo:font-size="9pt" fo:font-weight="bold" style:font-size-asian="9pt" style:font-size-complex="9pt" style:font-weight-asian="bold" style:font-weight-complex="bold"/>
    </style:style>
    <style:style style:family="text" style:name="T26">
      <style:text-properties fo:font-size="9pt" fo:font-weight="bold" style:font-size-asian="9pt" style:font-size-complex="9pt" style:font-weight-asian="bold" style:font-weight-complex="bold" style:text-underline-color="font-color" style:text-underline-style="solid" style:text-underline-width="auto"/>
    </style:style>
    <style:style style:family="text" style:name="T27">
      <style:text-properties fo:font-size="9pt" style:font-size-asian="9pt" style:font-size-complex="9pt" style:text-underline-color="font-color" style:text-underline-style="solid" style:text-underline-width="auto"/>
    </style:style>
    <style:style style:family="text" style:name="T28">
      <style:text-properties fo:font-size="9pt" fo:font-style="normal" fo:font-weight="normal" style:font-size-asian="9pt" style:font-size-complex="9pt" style:font-style-asian="normal" style:font-style-complex="normal" style:font-weight-asian="normal" style:font-weight-complex="normal"/>
    </style:style>
    <style:style style:family="text" style:name="T29">
      <style:text-properties fo:font-size="9pt" style:font-size-asian="9pt" style:font-size-complex="9pt"/>
    </style:style>
    <style:style style:family="text" style:name="T30">
      <style:text-properties fo:color="#1d1d1b" style:font-name-asian="DIN-Regular" style:font-name-complex="DIN-Regular"/>
    </style:style>
    <style:style style:family="text" style:name="T31">
      <style:text-properties fo:color="#1d1d1b" style:font-name-asian="DIN-Regular" style:font-name-complex="DIN-Regular" style:text-underline-color="font-color" style:text-underline-style="solid" style:text-underline-width="auto"/>
    </style:style>
    <style:style style:family="text" style:name="T32">
      <style:text-properties fo:color="#1d1d1b" fo:font-weight="normal" style:font-name-asian="DIN-Regular" style:font-name-complex="DIN-Regular" style:font-weight-asian="normal" style:font-weight-complex="normal" style:text-underline-style="none"/>
    </style:style>
    <style:style style:family="text" style:name="T33">
      <style:text-properties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4">
      <style:text-properties fo:color="#000000" fo:country="BE" fo:font-size="10pt" fo:font-style="normal" fo:font-weight="normal" fo:language="fr"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5">
      <style:text-properties fo:color="#000000" fo:country="US" fo:font-size="10pt" fo:font-style="normal" fo:font-weight="normal" fo:language="en" fo:letter-spacing="normal" fo:text-shadow="none" style:country-asian="CN" style:country-complex="IN" style:font-name="Ubuntu" style:font-name-asian="WenQuanYi Micro Hei1"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6">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7">
      <style:text-properties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8">
      <style:text-properties fo:color="#000000" fo:country="BE" fo:font-size="10pt" fo:font-style="normal" fo:font-weight="normal" fo:language="fr" fo:letter-spacing="normal" fo:text-shadow="none" style:country-asian="CN" style:country-complex="IN" style:font-name="Segoe UI1" style:font-name-asian="Segoe UI1" style:font-name-complex="Segoe UI1" style:font-relief="none" style:font-size-asian="9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9">
      <style:text-properties fo:color="#000000" fo:country="BE" fo:font-size="10pt" fo:font-style="normal" fo:font-weight="normal" fo:language="fr" fo:letter-spacing="normal" fo:text-shadow="none" style:country-asian="none" style:country-complex="none" style:font-name="Segoe UI1"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padding="0cm" style:mirror="none" style:vertical-pos="from-top"/>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prefix="(" style:num-suffix=")" text:level="1" text:start-value="2"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nnexe 18</text:p>
      <text:p text:style-name="P16"><draw:frame draw:name="Image 1" draw:style-name="fr1" draw:z-index="0" svg:height="5.001cm" svg:width="3.598cm" svg:y="-5.401cm" text:anchor-type="as-char"><draw:image loext:mime-type="image/jpeg" xlink:actuate="onLoad" xlink:href="Pictures/1000000000000091000000C8E42C4C5AEDFF3540.jpg" xlink:show="embed" xlink:type="simple"/><svg:title>coq_wallon</svg:title></draw:frame></text:p>
      <text:p text:style-name="P33"/>
      <text:p text:style-name="P34">ACCUSE DE RÉCEPTION PAR LE COLLÈGE COMMUNAL </text:p>
      <text:p text:style-name="P35"/>
      <text:p text:style-name="P35"/>
      <text:p text:style-name="P7">Nom, prénom <text:s/>du ou des demandeurs :</text:p>
      <text:p text:style-name="P11"><text:text-input text:description="Situation des travaux">self.getApplicantsSignaletic()</text:text-input></text:p>
      <text:p text:style-name="P8">Nom, prénom de l’auteur de projet : </text:p>
      <text:p text:style-name="P12"><text:text-input text:description="Situation des travaux">self.getArchitectsSignaletic()</text:text-input></text:p>
      <text:p text:style-name="P9"><text:span text:style-name="T13">Objet de la demande :</text:span> </text:p>
      <text:p text:style-name="P12"><text:text-input text:description="Objet des travaux">self.licenceSubject</text:text-input></text:p>
      <text:p text:style-name="P7">Adresse et références cadastrales du terrain concerné par le projet :</text:p>
      <text:p text:style-name="P11"><text:text-input text:description="Situation des travaux">self.getWorkLocationSignaletic()</text:text-input></text:p>
      <text:p text:style-name="P5"><text:text-input text:description="Parcelles">licence_view.get_parcels()</text:text-input></text:p>
      <text:p text:style-name="P13"/>
      <text:p text:style-name="P9">Date du récépissé ou de la réception du dossier envoyé : </text:p>
      <text:p text:style-name="P9"><text:text-input text:description="">licence_view.format_date(self.getLastDeposit().getEventDate())</text:text-input></text:p>
      <text:p text:style-name="P9">Date du récépissé ou de la réception des pièces manquantes : <office:annotation><dc:creator>Auteur inconnu</dc:creator><dc:date>2017-05-24T13:43:55</dc:date><text:p text:style-name="P47"><text:span text:style-name="T33">do text if licence_view.getEvent("Récépissé d'un complément à une demande de permis")</text:span></text:p></office:annotation><text:text-input text:description="">licence_view.format_date(self.getLastMissingPartDeposit().getEventDate())</text:text-input><text:s/></text:p>
      <text:p text:style-name="P9"><office:annotation><dc:creator>Auteur inconnu</dc:creator><dc:date>2017-05-24T13:59:04</dc:date><text:p text:style-name="P47"><text:span text:style-name="T39">do text if not licence_view.getEvent("Récépissé d'un complément à une demande de permis")</text:span></text:p></office:annotation>Date du récépissé ou de la réception des pièces manquantes : .../.../…</text:p>
      <text:p text:style-name="P17"/>
      <text:p text:style-name="P9">Référence du dossier : </text:p>
      <text:p text:style-name="P14"><text:text-input text:description="">licence_helper.reference</text:text-input></text:p>
      <text:p text:style-name="P10"/>
      <text:p text:style-name="P18"/>
      <text:p text:style-name="P19"/>
      <text:p text:style-name="P20">Le dossier est complet.</text:p>
      <text:p text:style-name="P20"/>
      <text:p text:style-name="P22">L’avis des <text:s/>services ou commissions qui suivent <text:s/>est sollicité et devra être transmis dans les 30 jours de l’envoi de la demande d’avis (excepté l’avis du service incendie qui est transmis dans les 45 jours):</text:p>
      <text:p text:style-name="P3"/>
      <table:table table:name="Tableau2" table:style-name="Tableau2">
        <table:table-column table:style-name="Tableau2.A"/>
        <table:table-column table:style-name="Tableau2.B"/>
        <table:table-row>
          <table:table-cell office:value-type="string" table:style-name="Tableau2.A1">
            <text:p text:style-name="P21">OBLIGATOIRES :</text:p>
            <text:p text:style-name="P21">(Art. R.IV.35-1 du CoDT)</text:p>
          </table:table-cell>
          <table:table-cell office:value-type="string" table:style-name="Tableau2.B1">
            <text:list text:style-name="WWNum1" xml:id="list1988418102">
              <text:list-header>
                <text:p text:style-name="P45"><text:text-input text:description="Bien-Parcelles">self.solicitOpinionsTo</text:text-input></text:p>
              </text:list-header>
            </text:list>
          </table:table-cell>
        </table:table-row>
        <table:table-row>
          <table:table-cell office:value-type="string" table:style-name="Tableau2.A2">
            <text:list text:continue-numbering="true" text:style-name="WWNum1" xml:id="list143617724968950">
              <text:list-header>
                <text:p text:style-name="P40">FACULTATIFS :</text:p>
              </text:list-header>
              <text:list-item>
                <text:p text:style-name="P40">(Art. D.IV.35 du CoDT)</text:p>
              </text:list-item>
            </text:list>
          </table:table-cell>
          <table:table-cell office:value-type="string" table:style-name="Tableau2.B2">
            <text:list text:continue-numbering="true" text:style-name="WWNum1" xml:id="list143618666443223">
              <text:list-header>
                <text:p text:style-name="P46"><text:text-input text:description="Bien-Parcelles">self.solicitOpinionsToOptional</text:text-input></text:p>
              </text:list-header>
            </text:list>
          </table:table-cell>
        </table:table-row>
      </table:table>
      <text:p text:style-name="P36"/>
      <text:p text:style-name="P37"/>
      <text:p text:style-name="P26"><text:span text:style-name="T14"><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5">(1) Le dossier est soumis <text:s/></text:span><text:span text:style-name="T18">à - enquête publique </text:span><text:span text:style-name="T15">- à annonce de projet.</text:span></text:p>
      <text:p text:style-name="P22"><text:span text:style-name="T3"><office:annotation><dc:creator>Auteur inconnu</dc:creator><dc:date>2017-05-16T10:11:54</dc:date><text:p text:style-name="P47"><text:span text:style-name="T34">do </text:span><text:span text:style-name="T35">text</text:span><text:span text:style-name="T34"> if 'Enq' in licence_helper.inquiry_type</text:span></text:p></office:annotation></text:span><text:span text:style-name="T3">(1) Le dossier est soumis <text:s/>à - enquête publique - </text:span><text:span text:style-name="T19">à annonce de projet</text:span><text:span text:style-name="T3">.</text:span></text:p>
      <text:p text:style-name="P22"><text:span text:style-name="T3"><office:annotation><dc:creator>Auteur inconnu</dc:creator><dc:date>2017-05-16T10:11:54</dc:date><text:p text:style-name="P47"><text:span text:style-name="T34">do </text:span><text:span text:style-name="T35">text</text:span><text:span text:style-name="T34"> if 'Auc' in licence_helper.inquiry_type</text:span></text:p></office:annotation></text:span><text:span text:style-name="T3">(1) </text:span><text:span text:style-name="T19">Le dossier est soumis <text:s/>à - enquête publique - à annonce de projet.</text:span></text:p>
      <text:p text:style-name="P22"/>
      <text:p text:style-name="P27"><text:span text:style-name="T1"><office:annotation><dc:creator>Auteur inconnu</dc:creator><dc:date>2017-05-16T10:11:54</dc:date><text:p text:style-name="P47"><text:span text:style-name="T34">do </text:span><text:span text:style-name="T35">text</text:span><text:span text:style-name="T34">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22"/>
      <text:p text:style-name="P29"><text:span text:style-name="T14"><office:annotation><dc:creator>Auteur inconnu</dc:creator><dc:date>2017-05-16T10:11:54</dc:date><text:p text:style-name="P47"><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29"><text:span text:style-name="T14"><office:annotation><dc:creator>Auteur inconnu</dc:creator><dc:date>2017-05-16T10:11:54</dc:date><text:p text:style-name="P47"><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31"><text:span text:style-name="T14"><office:annotation><dc:creator>Auteur inconnu</dc:creator><dc:date>2017-05-16T10:11:54</dc:date><text:p text:style-name="P47"><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32"><text:soft-page-break/></text:p>
      <text:list text:style-name="L1" xml:id="list2455787481">
        <text:list-header>
          <text:p text:style-name="P41"><office:annotation><dc:creator>Auteur inconnu</dc:creator><dc:date>2017-05-24T11:07:29</dc:date><text:p text:style-name="P47"><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22"/>
      <text:list text:continue-numbering="true" text:style-name="L1" xml:id="list143618494760584">
        <text:list-header>
          <text:p text:style-name="P41"><office:annotation><dc:creator>Auteur inconnu</dc:creator><dc:date>2017-05-24T11:07:29</dc:date><text:p text:style-name="P47"><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22"/>
      <text:p text:style-name="P24"><office:annotation><dc:creator>Auteur inconnu</dc:creator><dc:date>2017-05-16T10:11:54</dc:date><text:p text:style-name="P47"><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24"><office:annotation><dc:creator>Auteur inconnu</dc:creator><dc:date>2017-05-16T10:11:54</dc:date><text:p text:style-name="P47"><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24"><text:span text:style-name="T15"><office:annotation><dc:creator>Auteur inconnu</dc:creator><dc:date>2017-05-16T10:11:54</dc:date><text:p text:style-name="P47"><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30"><office:annotation><dc:creator>Christophe Delcourt</dc:creator><dc:date>2017-08-21T16:41:29</dc:date><text:p text:style-name="P47"><text:span text:style-name="T34">do text if not licence_helper.annoncedDelay</text:span></text:p></office:annotation>PAS DE DELAI ENCODE : PAS DE PROCEDURE ENCODEE (Analyse urbanisme)</text:p>
      <text:p text:style-name="P22"/>
      <text:p text:style-name="P38"><text:span text:style-name="T4"><office:annotation><dc:creator>Christophe Delcourt</dc:creator><dc:date>2017-07-12T07:59:45</dc:date><text:p text:style-name="P48"><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9"><office:annotation><dc:creator>Christophe Delcourt</dc:creator><dc:date>2017-07-12T07:59:45</dc:date><text:p text:style-name="P48"><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8"><text:span text:style-name="T11"><office:annotation><dc:creator>Christophe Delcourt</dc:creator><dc:date>2017-07-12T07:59:45</dc:date><text:p text:style-name="P48"><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27"/>
      <text:p text:style-name="P28"><text:span text:style-name="T8"><office:annotation><dc:creator>Auteur inconnu</dc:creator><dc:date>2017-05-24T11:07:29</dc:date><text:p text:style-name="P47"><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4"><text:span text:style-name="T8"><office:annotation><dc:creator>Auteur inconnu</dc:creator><dc:date>2017-05-24T11:07:29</dc:date><text:p text:style-name="P47"><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22"/>
      <text:p text:style-name="P22">Ce délai <text:s/>peut être prorogé de trente jours maximum par le collège communal. <text:s text:c="2"/></text:p>
      <text:p text:style-name="P21"/>
      <text:list text:style-name="L2" xml:id="list2337850769">
        <text:list-header>
          <text:p text:style-name="P42"><office:annotation><dc:creator>Auteur inconnu</dc:creator><dc:date>2017-06-08T14:31:50</dc:date><text:p text:style-name="P47"><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47"><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47"><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47"><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47"><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47"><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25"/>
      <text:p text:style-name="P2"><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25"><text:soft-page-break/></text:p>
      <text:p text:style-name="P21">(1) Biffer les mentions inutiles</text:p>
      <text:p text:style-name="P23">(2) Biffer les mentions inutiles, compléter, et si la demande est accompagnée d’une étude d’incidences, le préciser</text:p>
      <text:p text:style-name="P4">Art. D.IV.47</text:p>
      <text:p text:style-name="P6">§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6">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6">À défaut de l’envoi de la décision du fonctionnaire délégué au demandeur dans le délai imparti, le permis est réputé refusé ou le certificat d’urbanisme n°2 est réputé défavorable et le Gouvernement est saisi de la demande.</text:p>
      <text:p text:style-name="P6">§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6">À défaut de l’envoi de la décision du fonctionnaire délégué au demandeur dans le délai imparti, le Gouvernement est saisi de la demande.</text:p>
      <text:p text:style-name="P6">§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6">§4. Lorsque le collège communal n’a pas envoyé sa décision au demandeur dans le délai imparti, il lui restitue le montant perçu au titre de frais de dossi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 svg:font-family="'Segoe UI'" style:font-family-generic="swiss" style:font-pitch="variable"/>
    <style:font-face style:name="Ubuntu1" svg:font-family="Ubuntu" style:font-family-generic="swiss" style:font-pitch="variable"/>
    <style:font-face style:name="WenQuanYi Micro Hei"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6.2$Linux_X86_64 LibreOffice_project/40$Build-2</meta:generator>
    <dc:date>2021-01-18T14:36:16.587598241</dc:date>
    <meta:editing-duration>P1DT9M46S</meta:editing-duration>
    <meta:editing-cycles>249</meta:editing-cycles>
    <meta:document-statistic meta:table-count="1" meta:image-count="1" meta:object-count="0" meta:page-count="3" meta:paragraph-count="65" meta:word-count="1850" meta:character-count="11556" meta:non-whitespace-character-count="9787"/>
  </office:meta>
</office:document-meta>
</file>